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2a0b" officeooo:paragraph-rsid="001f2a0b"/>
    </style:style>
    <style:style style:name="P2" style:family="paragraph" style:parent-style-name="Standard" style:list-style-name="L1">
      <style:text-properties officeooo:rsid="001f2a0b" officeooo:paragraph-rsid="001f2a0b"/>
    </style:style>
    <style:style style:name="P3" style:family="paragraph" style:parent-style-name="Preformatted_20_Text">
      <style:text-properties officeooo:paragraph-rsid="001f2a0b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paragraph-rsid="001f2a0b"/>
    </style:style>
    <style:style style:name="P6" style:family="paragraph" style:parent-style-name="Table_20_Contents">
      <style:paragraph-properties fo:margin-top="0cm" fo:margin-bottom="0.499cm" loext:contextual-spacing="false"/>
    </style:style>
    <style:style style:name="P7" style:family="paragraph" style:parent-style-name="Table_20_Contents">
      <style:paragraph-properties fo:margin-top="0cm" fo:margin-bottom="0.499cm" loext:contextual-spacing="false"/>
      <style:text-properties officeooo:rsid="001f2a0b" officeooo:paragraph-rsid="001f2a0b"/>
    </style:style>
    <style:style style:name="P8" style:family="paragraph" style:parent-style-name="Table_20_Contents">
      <style:paragraph-properties fo:margin-top="0cm" fo:margin-bottom="0.499cm" loext:contextual-spacing="false"/>
      <style:text-properties officeooo:paragraph-rsid="001f2a0b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Django <text:s/>related issues with solution:</text:p>
      <text:p text:style-name="P1"/>
      <text:p text:style-name="P1"/>
      <text:list xml:id="list6048789766347445729" text:style-name="L1">
        <text:list-item>
          <text:p text:style-name="P2"><text:s text:c="2"/>File "/home/linuxuser/Desktop/projects/git/mindshare_env/env/local/lib/python2.7/site-packages/MySQLdb/connections.py", line 36, in defaulterrorhandler</text:p>
          <text:p text:style-name="P2"><text:s text:c="4"/>raise errorclass, errorvalue</text:p>
          <text:p text:style-name="P2">django.db.utils.OperationalError: (1364, "Field 'name' doesn't have a default value")</text:p>
        </text:list-item>
      </text:list>
      <text:p text:style-name="P1"/>
      <text:p text:style-name="P1">solution:</text:p>
      <text:p text:style-name="P1"/>
      <text:p text:style-name="P1"><text:tab/></text:p>
      <text:p text:style-name="P8">Its work and tested Copy to Config File: /etc/mysql/my.cnf OR /bin/mysql/my.ini</text:p>
      <text:p text:style-name="P3"><text:span text:style-name="Source_20_Text">[mysqld]</text:span></text:p>
      <text:p text:style-name="P3"><text:span text:style-name="Source_20_Text">port = 3306</text:span></text:p>
      <text:p text:style-name="P5"><text:span text:style-name="Source_20_Text">sql-mode=""</text:span></text:p>
      <text:p text:style-name="P7">then restart MySQL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8:07:53.416808912</meta:creation-date>
    <dc:date>2017-12-11T18:11:10.173702302</dc:date>
    <meta:editing-duration>PT3M2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46" meta:character-count="447" meta:non-whitespace-character-count="406"/>
  </office:meta>
</office:document-meta>
</file>